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MEES: Wie zijn wij?</text:h>
      <text:p text:style-name="Normal">Mees is een catering keten met meerdere locaties door Nederland, waaronder bij ziekenhuizen en scholen. Mees staat ervoor om goede en gezonde maaltijden te verkopen voor de klanten. Door praktijk ervaring en testen heeft Mees zich aangepast om ook deels snacks en minder gezonde opties te verkopen om meer klanten te trekken. De hoop is daar dat het aanbod van gezonde opties de klanten nog kan verleiden tot gezonder te kiezen.<text:s/>Gezonde broodjes, warme soepen en vlees maaltijden, zuivel en gekoelde drankjes en snacks staan allemaal beschikbaar.</text:p>
      <text:p text:style-name="Normal"/>
      <text:h text:style-name="Heading1" text:outline-level="1">De klanten; Wie zijn Wij</text:h>
      <text:p text:style-name="Normal">Als klanten zijn wij erg blij met de MEES catering voor het voorbereiden van warme maaltijden en snacks, al is de prijs soms een beetje een verassing wanneer wij<text:s/>bij de kassa aankomen, maar het is altijd fijn om bij de lunch een maaltijd beschikbaar te hebb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nl" fo:country="NL"/>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nl" fo:country="NL"/>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nl" fo:country="NL"/>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nl" fo:country="NL"/>
    </style:style>
    <style:style style:name="Heading5Char" style:display-name="Heading 5 Char" style:family="text" style:parent-style-name="DefaultParagraphFont">
      <style:text-properties style:font-name-asian="Times New Roman" style:font-name-complex="Times New Roman" fo:color="#0F4761" fo:language="nl" fo:country="NL"/>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nl" fo:country="NL"/>
    </style:style>
    <style:style style:name="Heading7Char" style:display-name="Heading 7 Char" style:family="text" style:parent-style-name="DefaultParagraphFont">
      <style:text-properties style:font-name-asian="Times New Roman" style:font-name-complex="Times New Roman" fo:color="#595959" fo:language="nl" fo:country="NL"/>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nl" fo:country="NL"/>
    </style:style>
    <style:style style:name="Heading9Char" style:display-name="Heading 9 Char" style:family="text" style:parent-style-name="DefaultParagraphFont">
      <style:text-properties style:font-name-asian="Times New Roman" style:font-name-complex="Times New Roman" fo:color="#272727" fo:language="nl" fo:country="NL"/>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nl" fo:country="NL"/>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nl" fo:country="NL"/>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nl" fo:country="NL"/>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nl" fo:country="NL"/>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zur (A.) Aben</meta:initial-creator>
    <dc:creator>Azur (A.) Aben</dc:creator>
    <meta:creation-date>2026-02-24T08:18:00Z</meta:creation-date>
    <dc:date>2026-02-24T08:36:00Z</dc:date>
    <meta:template xlink:href="Normal.dotm" xlink:type="simple"/>
    <meta:editing-cycles>2</meta:editing-cycles>
    <meta:editing-duration>PT1080S</meta:editing-duration>
    <meta:document-statistic meta:page-count="1" meta:paragraph-count="1" meta:word-count="127" meta:character-count="853" meta:row-count="6" meta:non-whitespace-character-count="727"/>
  </office:meta>
</office:document-meta>
</file>